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/>
    </style:style>
    <style:style style:name="gr2" style:family="graphic" style:parent-style-name="standard">
      <style:graphic-properties draw:textarea-horizontal-align="justify" draw:textarea-vertical-align="middle" draw:auto-grow-height="true" fo:min-height="1.655cm" fo:wrap-option="wrap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marker-end="Arrow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true" fo:min-height="0.646cm" fo:padding-top="0cm" fo:padding-bottom="0cm" fo:padding-left="0cm" fo:padding-right="0cm" fo:wrap-option="wrap"/>
    </style:style>
    <style:style style:name="gr9" style:family="graphic" style:parent-style-name="standard">
      <style:graphic-properties draw:textarea-horizontal-align="justify" draw:textarea-vertical-align="middle" draw:auto-grow-height="true" fo:min-height="1.14cm" fo:padding-top="0cm" fo:padding-bottom="0cm" fo:padding-left="0cm" fo:padding-right="0cm" fo:wrap-option="wrap"/>
    </style:style>
    <style:style style:name="gr10" style:family="graphic" style:parent-style-name="standard">
      <style:graphic-properties draw:textarea-horizontal-align="justify" draw:textarea-vertical-align="middle" draw:auto-grow-height="true" fo:min-height="1.028cm" fo:padding-top="0cm" fo:padding-bottom="0cm" fo:padding-left="0cm" fo:padding-right="0cm" fo:wrap-option="wrap"/>
    </style:style>
    <style:style style:name="gr11" style:family="graphic" style:parent-style-name="standard">
      <style:graphic-properties draw:textarea-horizontal-align="justify" draw:textarea-vertical-align="middle" draw:auto-grow-height="true" fo:min-height="0.608cm" fo:padding-top="0cm" fo:padding-bottom="0cm" fo:padding-left="0cm" fo:padding-right="0cm" fo:wrap-option="wrap"/>
    </style:style>
    <style:style style:name="gr12" style:family="graphic" style:parent-style-name="standard">
      <style:graphic-properties draw:marker-end="Arrow" draw:marker-end-width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6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8cm" fo:min-width="0.54cm"/>
    </style:style>
    <style:style style:name="gr15" style:family="graphic" style:parent-style-name="standard">
      <style:graphic-properties draw:marker-end="Arrow"/>
    </style:style>
    <style:style style:name="gr16" style:family="graphic" style:parent-style-name="standard">
      <style:graphic-properties draw:textarea-horizontal-align="justify" draw:textarea-vertical-align="middle" draw:auto-grow-height="true" fo:min-height="1.234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26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729cm"/>
    </style:style>
    <style:style style:name="gr19" style:family="graphic" style:parent-style-name="standard">
      <style:graphic-properties draw:textarea-horizontal-align="justify" draw:textarea-vertical-align="middle" draw:auto-grow-height="true" fo:min-height="0.818cm" fo:padding-top="0cm" fo:padding-bottom="0cm" fo:padding-left="0cm" fo:padding-right="0cm" fo:wrap-option="wrap"/>
    </style:style>
    <style:style style:name="gr20" style:family="graphic" style:parent-style-name="standard">
      <style:graphic-properties draw:textarea-horizontal-align="justify" draw:textarea-vertical-align="middle" draw:auto-grow-height="true" fo:min-height="0.234cm" fo:padding-top="0cm" fo:padding-bottom="0cm" fo:padding-left="0cm" fo:padding-right="0cm" fo:wrap-option="wrap"/>
    </style:style>
    <style:style style:name="gr21" style:family="graphic" style:parent-style-name="standard">
      <style:graphic-properties draw:textarea-horizontal-align="justify" draw:textarea-vertical-align="middle" draw:auto-grow-height="true" fo:min-height="0.303cm" fo:padding-top="0cm" fo:padding-bottom="0cm" fo:padding-left="0cm" fo:padding-right="0cm" fo:wrap-option="wrap"/>
    </style:style>
    <style:style style:name="gr22" style:family="graphic" style:parent-style-name="standard">
      <style:graphic-properties draw:textarea-horizontal-align="justify" draw:textarea-vertical-align="middle" draw:auto-grow-height="true" fo:min-height="0.652cm" fo:padding-top="0cm" fo:padding-bottom="0cm" fo:padding-left="0cm" fo:padding-right="0cm" fo:wrap-option="wrap"/>
    </style:style>
    <style:style style:name="gr23" style:family="graphic" style:parent-style-name="standard">
      <style:graphic-properties draw:textarea-horizontal-align="justify" draw:textarea-vertical-align="middle" draw:auto-grow-height="true" fo:min-height="0.262cm" fo:padding-top="0cm" fo:padding-bottom="0cm" fo:padding-left="0cm" fo:padding-right="0cm" fo:wrap-option="wrap"/>
    </style:style>
    <style:style style:name="gr24" style:family="graphic" style:parent-style-name="standard">
      <style:graphic-properties draw:textarea-horizontal-align="justify" draw:textarea-vertical-align="middle" draw:auto-grow-height="true" fo:min-height="0.272cm" fo:padding-top="0cm" fo:padding-bottom="0cm" fo:padding-left="0cm" fo:padding-right="0cm" fo:wrap-option="wrap"/>
    </style:style>
    <style:style style:name="gr25" style:family="graphic" style:parent-style-name="standard">
      <style:graphic-properties draw:textarea-horizontal-align="justify" draw:textarea-vertical-align="middle" draw:auto-grow-height="true" fo:min-height="0.355cm" fo:padding-top="0cm" fo:padding-bottom="0cm" fo:padding-left="0cm" fo:padding-right="0cm" fo:wrap-option="wrap"/>
    </style:style>
    <style:style style:name="gr26" style:family="graphic" style:parent-style-name="standard">
      <style:graphic-properties draw:textarea-horizontal-align="justify" draw:textarea-vertical-align="middle" draw:auto-grow-height="true" fo:min-height="0.312cm" fo:padding-top="0cm" fo:padding-bottom="0cm" fo:padding-left="0cm" fo:padding-right="0cm" fo:wrap-option="wrap"/>
    </style:style>
    <style:style style:name="P1" style:family="paragraph">
      <style:paragraph-properties fo:text-align="center"/>
      <style:text-properties fo:font-family="Calibri" style:font-style-name="Regular" style:font-family-generic="swiss" style:font-pitch="variable" fo:font-style="normal" fo:font-weight="normal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Calibri" style:font-style-name="Regular" style:font-family-generic="swiss" style:font-pitch="variable" fo:font-style="normal" fo:font-weight="normal"/>
    </style:style>
    <style:style style:name="P4" style:family="paragraph">
      <style:paragraph-properties fo:margin-left="0cm" fo:margin-right="0cm" fo:text-align="center" fo:text-indent="0cm"/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P5" style:family="paragraph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font-family="Calibri" style:font-family-generic="swiss" style:font-pitch="variable" fo:font-size="10pt" style:font-size-asian="18pt" style:font-size-complex="18pt"/>
    </style:style>
    <style:style style:name="P11" style:family="paragraph">
      <style:paragraph-properties fo:margin-left="0cm" fo:margin-right="0cm" fo:text-align="center" fo:text-indent="0cm"/>
      <style:text-properties fo:font-family="Calibri" style:font-family-generic="swiss" style:font-pitch="variable"/>
    </style:style>
    <style:style style:name="P12" style:family="paragraph">
      <style:paragraph-properties fo:text-align="center"/>
      <style:text-properties fo:font-family="Calibri" style:font-family-generic="swiss" style:font-pitch="variable"/>
    </style:style>
    <style:style style:name="P13" style:family="paragraph">
      <style:paragraph-properties fo:text-align="center"/>
      <style:text-properties fo:font-family="Calibri" style:font-family-generic="swiss" style:font-pitch="variable" fo:font-size="10pt" style:font-size-asian="18pt" style:font-size-complex="18pt"/>
    </style:style>
    <style:style style:name="P14" style:family="paragraph">
      <style:paragraph-properties fo:text-align="center"/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left="0cm" fo:margin-right="0cm" fo:text-align="center" fo:text-indent="0cm"/>
      <style:text-properties fo:font-family="Calibri" style:font-family-generic="swiss" style:font-pitch="variable" fo:font-size="18pt"/>
    </style:style>
    <style:style style:name="P16" style:family="paragraph">
      <style:paragraph-properties fo:margin-left="0cm" fo:margin-right="0cm" fo:text-align="center" fo:text-indent="0cm"/>
      <style:text-properties fo:font-family="Calibri" style:font-style-name="Regular" style:font-family-generic="swiss" style:font-pitch="variable" fo:font-size="18pt" fo:font-style="normal" fo:font-weight="normal"/>
    </style:style>
    <style:style style:name="P17" style:family="paragraph">
      <style:paragraph-properties fo:margin-left="0cm" fo:margin-right="0cm" fo:text-align="center" fo:text-indent="0cm"/>
      <style:text-properties fo:font-size="18pt"/>
    </style:style>
    <style:style style:name="P18" style:family="paragraph">
      <style:text-properties fo:font-family="Calibri" style:font-family-generic="swiss" style:font-pitch="variable" fo:font-size="14pt" style:font-size-asian="14pt" style:font-size-complex="14pt"/>
    </style:style>
    <style:style style:name="T1" style:family="text"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T2" style:family="text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Calibri" style:font-family-generic="swiss" style:font-pitch="variable" fo:font-size="10pt" style:font-size-asian="18pt" style:font-size-complex="18pt"/>
    </style:style>
    <style:style style:name="T4" style:family="text">
      <style:text-properties fo:font-family="Calibri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svg:x1="8.043cm" svg:y1="7.198cm" svg:x2="8.043cm" svg:y2="8.808cm" draw:start-shape="id1" draw:start-glue-point="6" draw:end-shape="id2" draw:end-glue-point="4" svg:d="m8043 7198v1610">
          <text:p/>
        </draw:connector>
        <draw:connector draw:style-name="gr1" draw:text-style-name="P1" draw:layer="layout" draw:type="line" svg:x1="8.043cm" svg:y1="10.525cm" svg:x2="8.043cm" svg:y2="11.983cm" draw:start-shape="id2" draw:start-glue-point="2" draw:end-shape="id3" draw:end-glue-point="4" svg:d="m8043 10525v1458">
          <text:p/>
        </draw:connector>
        <draw:connector draw:style-name="gr1" draw:text-style-name="P1" draw:layer="layout" svg:x1="8.043cm" svg:y1="13.548cm" svg:x2="8.043cm" svg:y2="15.158cm" draw:start-shape="id3" draw:start-glue-point="6" draw:end-shape="id4" draw:end-glue-point="4" svg:d="m8043 13548v1610">
          <text:p/>
        </draw:connector>
        <draw:custom-shape draw:style-name="gr2" draw:text-style-name="P3" draw:id="id8" draw:layer="layout" svg:width="3.175cm" svg:height="1.655cm" svg:x="17.193cm" svg:y="2.905cm">
          <text:p text:style-name="P2"><text:span text:style-name="T1">Pallet drawing show sampl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18.78cm" svg:y1="7.833cm" svg:x2="18.78cm" svg:y2="9.443cm" draw:start-shape="id5" draw:start-glue-point="6" draw:end-shape="id6" draw:end-glue-point="4" svg:d="m18780 7833v1610">
          <text:p/>
        </draw:connector>
        <draw:connector draw:style-name="gr1" draw:text-style-name="P1" draw:layer="layout" draw:type="lines" svg:x1="18.78cm" svg:y1="11.008cm" svg:x2="18.779cm" svg:y2="13.7cm" draw:start-shape="id6" draw:start-glue-point="6" draw:end-shape="id7" draw:end-glue-point="4" svg:d="m18780 11008v653l-1 1537v502">
          <text:p/>
        </draw:connector>
        <draw:connector draw:style-name="gr3" draw:text-style-name="P4" draw:layer="layout" svg:x1="18.78cm" svg:y1="4.558cm" svg:x2="18.78cm" svg:y2="6.268cm" draw:start-shape="id8" draw:start-glue-point="6" draw:end-shape="id5" draw:end-glue-point="4" svg:d="m18780 4558v1710">
          <text:p/>
        </draw:connector>
        <draw:frame draw:style-name="gr4" draw:text-style-name="P5" draw:layer="layout" svg:width="4.578cm" svg:height="0.987cm" svg:x="9.89cm" svg:y="0.648cm">
          <draw:text-box>
            <text:p><text:span text:style-name="T2">Scan Link</text:span></text:p>
          </draw:text-box>
        </draw:frame>
        <draw:custom-shape draw:style-name="gr5" draw:text-style-name="P6" draw:id="id1" draw:layer="layout" svg:width="3.175cm" svg:height="1.905cm" svg:x="6.456cm" svg:y="5.445cm">
          <text:p text:style-name="P2"><text:span text:style-name="T1">User enters patient number</text:span></text:p>
          <text:p text:style-name="P2"><text:span text:style-name="T1"><text:s/>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2" draw:layer="layout" svg:width="3.175cm" svg:height="1.905cm" svg:x="6.456cm" svg:y="8.62cm">
          <text:p text:style-name="P2"><text:span text:style-name="T1">User selects</text:span></text:p>
          <text:p text:style-name="P2"><text:span text:style-name="T1">a patient visit 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3" draw:layer="layout" svg:width="3.175cm" svg:height="1.905cm" svg:x="6.456cm" svg:y="11.795cm">
          <text:p text:style-name="P2"><text:span text:style-name="T1">User enters plate number to sca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5" draw:layer="layout" svg:width="3.175cm" svg:height="1.905cm" svg:x="17.193cm" svg:y="6.08cm">
          <text:p text:style-name="P2"><text:span text:style-name="T1">User selects type for each row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6" draw:layer="layout" svg:x1="9.306cm" svg:y1="19.097cm" svg:x2="17.193cm" svg:y2="3.732cm" draw:start-shape="id9" draw:start-glue-point="9" draw:end-shape="id8" svg:d="m9306 19097h4106v-15365h3781">
          <text:p/>
        </draw:connector>
        <draw:custom-shape draw:style-name="gr5" draw:text-style-name="P6" draw:id="id6" draw:layer="layout" svg:width="3.175cm" svg:height="1.905cm" svg:x="17.193cm" svg:y="9.255cm">
          <text:p text:style-name="P2"><text:span text:style-name="T1">User confirm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9" draw:layer="layout" svg:width="3.175cm" svg:height="1.905cm" svg:x="6.456cm" svg:y="18.145cm">
          <text:p text:style-name="P2"><text:span text:style-name="T1">Pallet scann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6" draw:id="id10" draw:layer="layout" svg:width="3.927cm" svg:height="1.27cm" svg:x="6.08cm" svg:y="2.905cm">
          <text:p text:style-name="P2"><text:span text:style-name="T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6" draw:id="id7" draw:layer="layout" svg:width="5.08cm" svg:height="1.905cm" svg:x="16.24cm" svg:y="13.7cm">
          <text:p text:style-name="P2"><text:span text:style-name="T1">All samples ares linked to the patient vis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6" draw:id="id4" draw:layer="layout" svg:width="3.175cm" svg:height="1.905cm" svg:x="6.456cm" svg:y="14.97cm">
          <text:p text:style-name="P2"><text:span text:style-name="T1">User clicks on</text:span></text:p>
          <text:p text:style-name="P2"><text:span text:style-name="T1">Scan butto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8.043cm" svg:y1="16.875cm" svg:x2="8.043cm" svg:y2="18.145cm" draw:start-shape="id4" draw:end-shape="id9" svg:d="m8043 16875v1270">
          <text:p/>
        </draw:connector>
        <draw:connector draw:style-name="gr1" draw:text-style-name="P1" draw:layer="layout" svg:x1="8.043cm" svg:y1="4.175cm" svg:x2="8.043cm" svg:y2="5.633cm" draw:start-shape="id10" draw:start-glue-point="6" draw:end-shape="id1" draw:end-glue-point="4" svg:d="m8043 4175v1458">
          <text:p/>
        </draw:connector>
      </draw:page>
      <draw:page draw:name="page2" draw:style-name="dp1" draw:master-page-name="Default">
        <office:forms form:automatic-focus="false" form:apply-design-mode="false"/>
        <draw:connector draw:style-name="gr3" draw:text-style-name="P4" draw:layer="layout" draw:line-skew="10.135cm -0.779cm" svg:x1="13.858cm" svg:y1="18.403cm" svg:x2="11.239cm" svg:y2="4.82cm" draw:start-shape="id11" draw:start-glue-point="7" draw:end-shape="id12" draw:end-glue-point="4" svg:d="m13858 18403h10637v-14863h-13256v1280">
          <text:p/>
        </draw:connector>
        <draw:connector draw:style-name="gr7" draw:text-style-name="P4" draw:layer="layout" draw:type="lines" svg:x1="11.239cm" svg:y1="11.796cm" svg:x2="11.239cm" svg:y2="13.065cm" draw:start-shape="id13" draw:end-shape="id14" draw:end-glue-point="4" svg:d="m11239 11796v502 266 501">
          <text:p text:style-name="P2"><text:span text:style-name="T1">YES</text:span></text:p>
        </draw:connector>
        <draw:connector draw:style-name="gr7" draw:text-style-name="P4" draw:layer="layout" svg:x1="13.462cm" svg:y1="6.052cm" svg:x2="20.685cm" svg:y2="6.716cm" draw:start-shape="id12" draw:start-glue-point="7" draw:end-shape="id15" draw:end-glue-point="4" svg:d="m13462 6052h7223v664">
          <text:p text:style-name="P2"><text:span text:style-name="T1">NO</text:span></text:p>
        </draw:connector>
        <draw:connector draw:style-name="gr7" draw:text-style-name="P4" draw:layer="layout" draw:type="lines" draw:line-skew="0.681cm" svg:x1="11.239cm" svg:y1="9.33cm" svg:x2="11.239cm" svg:y2="7.286cm" draw:start-shape="id13" draw:start-glue-point="4" draw:end-shape="id12" draw:end-glue-point="6" svg:d="m11239 9330v180-1722-502">
          <text:p text:style-name="P2"><text:span text:style-name="T1">NO</text:span></text:p>
        </draw:connector>
        <draw:custom-shape draw:style-name="gr8" draw:text-style-name="P3" draw:id="id13" draw:layer="layout" svg:width="4.445cm" svg:height="0.823cm" svg:x="9.017cm" svg:y="10.151cm">
          <text:p text:style-name="P2"><text:span text:style-name="T1">Is product barcode in <text:s/>database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3" draw:id="id14" draw:layer="layout" svg:width="4.445cm" svg:height="1.14cm" svg:x="9.017cm" svg:y="13.634cm">
          <text:p text:style-name="P2"><text:span text:style-name="T1">Same position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3" draw:id="id11" draw:layer="layout" svg:width="5.238cm" svg:height="1.028cm" svg:x="8.62cm" svg:y="17.89cm">
          <text:p text:style-name="P2"><text:span text:style-name="T1">Pallet being moved to new position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3" draw:id="id12" draw:layer="layout" svg:width="4.445cm" svg:height="0.823cm" svg:x="9.017cm" svg:y="5.641cm">
          <text:p text:style-name="P2"><text:span text:style-name="T1">Is position already in use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svg:x1="4.133cm" svg:y1="5.929cm" svg:x2="4.133cm" svg:y2="7.539cm" draw:start-shape="id16" draw:start-glue-point="6" draw:end-shape="id17" draw:end-glue-point="4" svg:d="m4133 5929v1610">
          <text:p/>
        </draw:connector>
        <draw:connector draw:style-name="gr1" draw:text-style-name="P1" draw:layer="layout" draw:type="line" svg:x1="4.133cm" svg:y1="9.256cm" svg:x2="4.133cm" svg:y2="10.714cm" draw:start-shape="id17" draw:start-glue-point="2" draw:end-shape="id18" draw:end-glue-point="4" svg:d="m4133 9256v1458">
          <text:p/>
        </draw:connector>
        <draw:connector draw:style-name="gr1" draw:text-style-name="P1" draw:layer="layout" svg:x1="4.133cm" svg:y1="12.279cm" svg:x2="4.133cm" svg:y2="13.889cm" draw:start-shape="id18" draw:start-glue-point="6" draw:end-shape="id19" draw:end-glue-point="4" svg:d="m4133 12279v1610">
          <text:p/>
        </draw:connector>
        <draw:custom-shape draw:style-name="gr2" draw:text-style-name="P3" draw:id="id15" draw:layer="layout" svg:width="3.175cm" svg:height="1.655cm" svg:x="19.098cm" svg:y="6.716cm">
          <text:p text:style-name="P2"><text:span text:style-name="T1">Pallet is scanned and result display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20.685cm" svg:y1="11.009cm" svg:x2="20.685cm" svg:y2="11.984cm" draw:start-shape="id20" draw:start-glue-point="6" draw:end-shape="id21" draw:end-glue-point="4" svg:d="m20685 11009v975">
          <text:p/>
        </draw:connector>
        <draw:connector draw:style-name="gr1" draw:text-style-name="P1" draw:layer="layout" svg:x1="20.685cm" svg:y1="13.549cm" svg:x2="20.684cm" svg:y2="14.971cm" draw:start-shape="id21" draw:start-glue-point="6" draw:end-shape="id22" draw:end-glue-point="4" svg:d="m20685 13549v787h-1v635">
          <text:p/>
        </draw:connector>
        <draw:connector draw:style-name="gr12" draw:text-style-name="P4" draw:layer="layout" svg:x1="9.017cm" svg:y1="6.052cm" svg:x2="5.721cm" svg:y2="8.303cm" draw:start-shape="id12" draw:start-glue-point="5" draw:end-shape="id17" draw:end-glue-point="7" svg:d="m9017 6052h-1648v2251h-1648">
          <text:p text:style-name="P2"><text:span text:style-name="T1">YES</text:span></text:p>
        </draw:connector>
        <draw:connector draw:style-name="gr1" draw:text-style-name="P7" draw:layer="layout" draw:line-skew="0cm -0.409cm" svg:x1="11.238cm" svg:y1="19.637cm" svg:x2="2.546cm" svg:y2="5.128cm" draw:start-shape="id11" draw:start-glue-point="6" draw:end-shape="id16" draw:end-glue-point="5" svg:d="m11238 19637v502h-9603v-15011h911">
          <text:p/>
        </draw:connector>
        <draw:frame draw:style-name="gr13" draw:text-style-name="P9" draw:layer="layout" svg:width="0.635cm" svg:height="0.412cm" svg:x="8.62cm" svg:y="19.638cm">
          <draw:text-box>
            <text:p text:style-name="P8"><text:span text:style-name="T1">NO</text:span></text:p>
          </draw:text-box>
        </draw:frame>
        <draw:connector draw:style-name="gr1" draw:text-style-name="P7" draw:layer="layout" draw:type="lines" svg:x1="4.133cm" svg:y1="2.906cm" svg:x2="4.133cm" svg:y2="4.364cm" draw:start-shape="id23" draw:start-glue-point="6" draw:end-shape="id16" draw:end-glue-point="4" svg:d="m4133 2906v502 266 690">
          <text:p/>
        </draw:connector>
        <draw:connector draw:style-name="gr3" draw:text-style-name="P4" draw:layer="layout" svg:x1="20.685cm" svg:y1="8.369cm" svg:x2="20.685cm" svg:y2="9.444cm" draw:start-shape="id15" draw:start-glue-point="6" draw:end-shape="id20" draw:end-glue-point="4" svg:d="m20685 8369v1075">
          <text:p/>
        </draw:connector>
        <draw:frame draw:style-name="gr4" draw:text-style-name="P5" draw:layer="layout" svg:width="11.555cm" svg:height="0.987cm" svg:x="8.711cm" svg:y="1.173cm">
          <draw:text-box>
            <text:p><text:span text:style-name="T2">Scan Assign Verification</text:span></text:p>
          </draw:text-box>
        </draw:frame>
        <draw:custom-shape draw:style-name="gr5" draw:text-style-name="P6" draw:id="id16" draw:layer="layout" svg:width="3.175cm" svg:height="1.905cm" svg:x="2.546cm" svg:y="4.176cm">
          <text:p text:style-name="P2"><text:span text:style-name="T1">User enters product barcode (nunc barcode) 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17" draw:layer="layout" svg:width="3.175cm" svg:height="1.905cm" svg:x="2.546cm" svg:y="7.351cm">
          <text:p text:style-name="P2"><text:span text:style-name="T1">User enters position label </text:span><text:span text:style-name="T1"><text:line-break/></text:span><text:span text:style-name="T1">(e.g. 01AA05) 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18" draw:layer="layout" svg:width="3.175cm" svg:height="1.905cm" svg:x="2.546cm" svg:y="10.526cm">
          <text:p text:style-name="P2"><text:span text:style-name="T1">User enters plate number to sca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20" draw:layer="layout" svg:width="3.175cm" svg:height="1.905cm" svg:x="19.098cm" svg:y="9.256cm">
          <text:p text:style-name="P2"><text:span text:style-name="T1">User verifies decoding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6" draw:layer="layout" svg:x1="5.396cm" svg:y1="17.828cm" svg:x2="9.017cm" svg:y2="10.562cm" draw:start-shape="id24" draw:start-glue-point="9" draw:end-shape="id13" draw:end-glue-point="5" svg:d="m5396 17828h1973v-7266h1648">
          <text:p/>
        </draw:connector>
        <draw:custom-shape draw:style-name="gr5" draw:text-style-name="P6" draw:id="id21" draw:layer="layout" svg:width="3.175cm" svg:height="1.905cm" svg:x="19.098cm" svg:y="11.796cm">
          <text:p text:style-name="P2"><text:span text:style-name="T1">User confirm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24" draw:layer="layout" svg:width="3.175cm" svg:height="1.905cm" svg:x="2.546cm" svg:y="16.876cm">
          <text:p text:style-name="P2"><text:span text:style-name="T1">look up in databas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6" draw:id="id23" draw:layer="layout" svg:width="3.927cm" svg:height="1.27cm" svg:x="2.17cm" svg:y="1.636cm">
          <text:p text:style-name="P2"><text:span text:style-name="T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6" draw:id="id22" draw:layer="layout" svg:width="5.08cm" svg:height="1.905cm" svg:x="18.145cm" svg:y="14.971cm">
          <text:p text:style-name="P2"><text:span text:style-name="T1">Pallet is saved in position and samples are saved into pall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4" draw:layer="layout" svg:x1="13.462cm" svg:y1="14.203cm" svg:x2="19.098cm" svg:y2="7.542cm" draw:start-shape="id14" draw:start-glue-point="7" draw:end-shape="id15" draw:end-glue-point="5" svg:d="m13462 14203h2818v-6661h2818">
          <text:p text:style-name="P2"><text:span text:style-name="T1">YES</text:span></text:p>
        </draw:connector>
        <draw:custom-shape draw:style-name="gr5" draw:text-style-name="P6" draw:id="id19" draw:layer="layout" svg:width="3.175cm" svg:height="1.905cm" svg:x="2.546cm" svg:y="13.701cm">
          <text:p text:style-name="P2"><text:span text:style-name="T1">User clicks on</text:span></text:p>
          <text:p text:style-name="P2"><text:span text:style-name="T1">Scan butto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4.133cm" svg:y1="15.606cm" svg:x2="4.133cm" svg:y2="16.876cm" draw:start-shape="id19" draw:start-glue-point="2" draw:end-shape="id24" svg:d="m4133 15606v1270">
          <text:p/>
        </draw:connector>
        <draw:frame draw:style-name="gr14" draw:text-style-name="P9" draw:layer="layout" svg:width="0.662cm" svg:height="0.823cm" svg:x="14.335cm" svg:y="17.957cm">
          <draw:text-box>
            <text:p text:style-name="P8"><text:span text:style-name="T1">YES</text:span></text:p>
            <text:p text:style-name="P8"><text:span text:style-name="T1"/></text:p>
          </draw:text-box>
        </draw:frame>
        <draw:connector draw:style-name="gr15" draw:text-style-name="P8" draw:layer="layout" svg:x1="11.239cm" svg:y1="15.343cm" svg:x2="11.238cm" svg:y2="17.171cm" draw:start-shape="id14" draw:start-glue-point="6" draw:end-shape="id11" draw:end-glue-point="4" svg:d="m11239 15343v915h-1v913">
          <text:p text:style-name="P8"><text:span text:style-name="T1">NO</text:span></text:p>
        </draw:connector>
      </draw:page>
      <draw:page draw:name="page3" draw:style-name="dp1" draw:master-page-name="Default">
        <office:forms form:automatic-focus="false" form:apply-design-mode="false"/>
        <draw:frame draw:style-name="gr4" draw:text-style-name="P5" draw:layer="layout" svg:width="9.425cm" svg:height="0.987cm" svg:x="8.712cm" svg:y="1.174cm">
          <draw:text-box>
            <text:p><text:span text:style-name="T2">Cabinet Link Assign</text:span></text:p>
          </draw:text-box>
        </draw:frame>
        <draw:connector draw:style-name="gr7" draw:text-style-name="P10" draw:layer="layout" svg:x1="7.35cm" svg:y1="4.846cm" svg:x2="5.455cm" svg:y2="12.112cm" draw:start-shape="id25" draw:start-glue-point="5" draw:end-shape="id26" draw:end-glue-point="7" svg:d="m7350 4846h-947v7266h-948">
          <text:p text:style-name="P2"><text:span text:style-name="T3">YES</text:span></text:p>
        </draw:connector>
        <draw:connector draw:style-name="gr7" draw:text-style-name="P10" draw:layer="layout" svg:x1="12.43cm" svg:y1="4.846cm" svg:x2="14.969cm" svg:y2="6.715cm" draw:start-shape="id25" draw:start-glue-point="7" draw:end-shape="id27" draw:end-glue-point="4" svg:d="m12430 4846h2539v1869">
          <text:p text:style-name="P2"><text:span text:style-name="T3">NO</text:span></text:p>
        </draw:connector>
        <draw:custom-shape draw:style-name="gr16" draw:text-style-name="P11" draw:id="id25" draw:layer="layout" svg:width="5.08cm" svg:height="1.234cm" svg:x="7.35cm" svg:y="4.23cm">
          <text:p text:style-name="P2"><text:span text:style-name="T3">Inventory Id already exists in databas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2" draw:layer="layout" draw:type="line" svg:x1="3.867cm" svg:y1="6.081cm" svg:x2="3.867cm" svg:y2="7.538cm" draw:start-shape="id28" draw:start-glue-point="2" draw:end-shape="id29" draw:end-glue-point="4" svg:d="m3867 6081v1457">
          <text:p/>
        </draw:connector>
        <draw:connector draw:style-name="gr1" draw:text-style-name="P12" draw:layer="layout" draw:type="line" svg:x1="3.867cm" svg:y1="9.103cm" svg:x2="3.867cm" svg:y2="11.348cm" draw:start-shape="id29" draw:start-glue-point="6" draw:end-shape="id26" draw:end-glue-point="4" svg:d="m3867 9103v2245">
          <text:p/>
        </draw:connector>
        <draw:connector draw:style-name="gr1" draw:text-style-name="P12" draw:layer="layout" svg:x1="3.867cm" svg:y1="12.913cm" svg:x2="3.867cm" svg:y2="15.158cm" draw:start-shape="id26" draw:start-glue-point="6" draw:end-shape="id30" draw:end-glue-point="4" svg:d="m3867 12913v2245">
          <text:p/>
        </draw:connector>
        <draw:connector draw:style-name="gr1" draw:text-style-name="P12" draw:layer="layout" svg:x1="9.89cm" svg:y1="8.62cm" svg:x2="9.889cm" svg:y2="6.08cm" draw:start-shape="id31" draw:start-glue-point="5" draw:end-shape="id25" draw:end-glue-point="6" svg:d="m9890 8620v-1270h-1v-1270">
          <text:p/>
        </draw:connector>
        <draw:custom-shape draw:style-name="gr16" draw:text-style-name="P11" draw:id="id27" draw:layer="layout" svg:width="3.81cm" svg:height="1.234cm" svg:x="13.065cm" svg:y="7.331cm">
          <text:p text:style-name="P2"><text:span text:style-name="T3">Cabinet / Drawer / Bin foun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10" draw:layer="layout" draw:line-skew="2.857cm 0.134cm" svg:x1="13.065cm" svg:y1="7.947cm" svg:x2="4.819cm" svg:y2="16.874cm" draw:start-shape="id27" draw:start-glue-point="5" draw:end-shape="id30" draw:end-glue-point="9" svg:d="m13065 7947h-948v9563h-7298v-636">
          <text:p text:style-name="P2"><text:span text:style-name="T3">NO</text:span></text:p>
        </draw:connector>
        <draw:custom-shape draw:style-name="gr16" draw:text-style-name="P11" draw:id="id33" draw:layer="layout" svg:width="3.81cm" svg:height="1.234cm" svg:x="15.605cm" svg:y="14.39cm">
          <text:p text:style-name="P2"><text:span text:style-name="T3">Position free in bi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10" draw:layer="layout" svg:x1="16.875cm" svg:y1="7.947cm" svg:x2="17.509cm" svg:y2="9.329cm" draw:start-shape="id27" draw:start-glue-point="7" draw:end-shape="id32" draw:end-glue-point="4" svg:d="m16875 7947h634v1382">
          <text:p text:style-name="P2"><text:span text:style-name="T3">YES</text:span></text:p>
        </draw:connector>
        <draw:connector draw:style-name="gr12" draw:text-style-name="P10" draw:layer="layout" draw:line-skew="1.404cm" svg:x1="17.51cm" svg:y1="16.24cm" svg:x2="2.916cm" svg:y2="16.874cm" draw:start-shape="id33" draw:end-shape="id30" draw:end-glue-point="8" svg:d="m17510 16240v2540h-14594v-1906">
          <text:p text:style-name="P2"><text:span text:style-name="T3">NO</text:span></text:p>
        </draw:connector>
        <draw:custom-shape draw:style-name="gr2" draw:text-style-name="P11" draw:id="id34" draw:layer="layout" svg:width="3.175cm" svg:height="1.655cm" svg:x="21.846cm" svg:y="14.18cm">
          <text:p text:style-name="P2"><text:span text:style-name="T3">Position is display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0" draw:layer="layout" svg:x1="19.415cm" svg:y1="15.006cm" svg:x2="21.846cm" svg:y2="15.006cm" draw:start-shape="id33" draw:start-glue-point="7" draw:end-shape="id34" draw:end-glue-point="5" svg:d="m19415 15006h2431">
          <text:p text:style-name="P2"><text:span text:style-name="T3">YES</text:span></text:p>
        </draw:connector>
        <draw:connector draw:style-name="gr1" draw:text-style-name="P13" draw:layer="layout" draw:type="line" svg:x1="23.433cm" svg:y1="10.078cm" svg:x2="23.433cm" svg:y2="7.35cm" draw:start-shape="id35" draw:start-glue-point="4" draw:end-shape="id36" draw:end-glue-point="6" svg:d="m23433 10078v-2728">
          <text:p/>
        </draw:connector>
        <draw:connector draw:style-name="gr1" draw:text-style-name="P13" draw:layer="layout" svg:x1="23.433cm" svg:y1="14.18cm" svg:x2="23.433cm" svg:y2="11.643cm" draw:start-shape="id34" draw:start-glue-point="4" draw:end-shape="id35" draw:end-glue-point="6" svg:d="m23433 14180v-2537">
          <text:p/>
        </draw:connector>
        <draw:connector draw:style-name="gr1" draw:text-style-name="P12" draw:layer="layout" draw:type="lines" svg:x1="3.867cm" svg:y1="3.206cm" svg:x2="3.867cm" svg:y2="4.364cm" draw:start-shape="id37" draw:start-glue-point="6" draw:end-shape="id28" draw:end-glue-point="4" svg:d="m3867 3206v502-34 690">
          <text:p/>
        </draw:connector>
        <draw:custom-shape draw:style-name="gr5" draw:text-style-name="P6" draw:id="id28" draw:layer="layout" svg:width="3.175cm" svg:height="1.905cm" svg:x="2.28cm" svg:y="4.176cm">
          <text:p text:style-name="P2"><text:span text:style-name="T1">User enters patient numb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29" draw:layer="layout" svg:width="3.175cm" svg:height="1.905cm" svg:x="2.28cm" svg:y="7.35cm">
          <text:p text:style-name="P2"><text:span text:style-name="T1">User selects a patient visi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26" draw:layer="layout" svg:width="3.175cm" svg:height="1.905cm" svg:x="2.28cm" svg:y="11.16cm">
          <text:p text:style-name="P2"><text:span text:style-name="T1">User enters an inventory ID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30" draw:layer="layout" svg:width="3.175cm" svg:height="1.905cm" svg:x="2.28cm" svg:y="14.97cm">
          <draw:glue-point draw:id="8" svg:x="-2.998cm" svg:y="5.002cm" draw:escape-direction="down"/>
          <draw:glue-point draw:id="9" svg:x="3.001cm" svg:y="5.002cm" draw:escape-direction="down"/>
          <text:p text:style-name="P2"><text:span text:style-name="T1">User enters a position and initiates sca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31" draw:layer="layout" svg:width="3.175cm" svg:height="1.905cm" svg:x="8.303cm" svg:y="8.62cm">
          <text:p text:style-name="P2"><text:span text:style-name="T1">Look up in databas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6" draw:layer="layout" svg:x1="9.89cm" svg:y1="12.618cm" svg:x2="9.89cm" svg:y2="10.525cm" draw:start-shape="id38" draw:start-glue-point="4" draw:end-shape="id31" draw:end-glue-point="8" svg:d="m9890 12618v-2093">
          <text:p/>
        </draw:connector>
        <draw:custom-shape draw:style-name="gr5" draw:text-style-name="P6" draw:id="id35" draw:layer="layout" svg:width="3.175cm" svg:height="1.905cm" svg:x="21.846cm" svg:y="9.89cm">
          <text:p text:style-name="P2"><text:span text:style-name="T1">User confirms</text:span></text:p>
          <text:p text:style-name="P2"><text:span text:style-name="T1"/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6" draw:id="id37" draw:layer="layout" svg:width="4.227cm" svg:height="1.27cm" svg:x="1.754cm" svg:y="1.936cm">
          <text:p text:style-name="P2"><text:span text:style-name="T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6" draw:id="id36" draw:layer="layout" svg:width="4.227cm" svg:height="1.27cm" svg:x="21.32cm" svg:y="6.08cm">
          <text:p text:style-name="P2"><text:span text:style-name="T3">Sample is sav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6" draw:id="id38" draw:layer="layout" svg:width="3.175cm" svg:height="1.905cm" svg:x="8.303cm" svg:y="12.43cm">
          <text:p text:style-name="P2"><text:span text:style-name="T1">User selects a sample type if more than one availabl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6" draw:text-style-name="P11" draw:id="id32" draw:layer="layout" svg:width="3.81cm" svg:height="1.234cm" svg:x="15.605cm" svg:y="9.945cm">
          <text:p text:style-name="P2"><text:span text:style-name="T3">Can hold sample typ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10" draw:layer="layout" svg:x1="17.509cm" svg:y1="11.795cm" svg:x2="17.509cm" svg:y2="13.774cm" draw:start-shape="id32" draw:start-glue-point="6" draw:end-shape="id33" draw:end-glue-point="4" svg:d="m17509 11795v1979">
          <text:p text:style-name="P2"><text:span text:style-name="T3">YES</text:span></text:p>
        </draw:connector>
        <draw:connector draw:style-name="gr1" draw:text-style-name="P10" draw:layer="layout" draw:line-skew="4.445cm 0.769cm" svg:x1="15.605cm" svg:y1="10.561cm" svg:x2="3.867cm" svg:y2="16.875cm" draw:start-shape="id32" draw:start-glue-point="5" draw:end-shape="id30" draw:end-glue-point="2" svg:d="m15605 10561h-630v7584h-11108v-1270">
          <text:p/>
        </draw:connector>
        <draw:connector draw:style-name="gr1" draw:text-style-name="P12" draw:layer="layout" svg:x1="5.455cm" svg:y1="15.922cm" svg:x2="8.303cm" svg:y2="13.382cm" draw:start-shape="id30" draw:start-glue-point="7" draw:end-shape="id38" svg:d="m5455 15922h1424v-2540h1424">
          <text:p/>
        </draw:connector>
        <draw:frame draw:style-name="gr13" draw:text-style-name="P9" draw:layer="layout" svg:width="0.635cm" svg:height="0.412cm" svg:x="12.43cm" svg:y="8.208cm">
          <draw:text-box>
            <text:p text:style-name="P8"><text:span text:style-name="T1">NO</text:span></text:p>
          </draw:text-box>
        </draw:frame>
        <draw:frame draw:style-name="gr17" draw:text-style-name="P9" draw:layer="layout" svg:width="1.269cm" svg:height="0.412cm" svg:x="14.335cm" svg:y="10.525cm">
          <draw:text-box>
            <text:p text:style-name="P8"><text:span text:style-name="T1">NO</text:span></text:p>
          </draw:text-box>
        </draw:frame>
      </draw:page>
      <draw:page draw:name="page4" draw:style-name="dp1" draw:master-page-name="Default">
        <office:forms form:automatic-focus="false" form:apply-design-mode="false"/>
        <draw:frame draw:style-name="gr18" draw:text-style-name="P14" draw:layer="layout" svg:width="13.43cm" svg:height="1.973cm" svg:x="7.455cm" svg:y="0.061cm">
          <draw:text-box>
            <text:p text:style-name="P6"><text:span text:style-name="T2">Container Types: defining bottom up</text:span></text:p>
          </draw:text-box>
        </draw:frame>
        <draw:custom-shape draw:style-name="gr19" draw:text-style-name="P15" draw:id="id43" draw:layer="layout" svg:width="6.05cm" svg:height="0.823cm" svg:x="4.565cm" svg:y="17.283cm">
          <text:p text:style-name="P2"><text:span text:style-name="T3">Container type holds child containers or sample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2" draw:layer="layout" draw:type="line" svg:x1="7.59cm" svg:y1="7.28cm" svg:x2="7.59cm" svg:y2="8.973cm" draw:start-shape="id39" draw:start-glue-point="2" draw:end-shape="id40" draw:end-glue-point="4" svg:d="m7590 7280v1693">
          <text:p/>
        </draw:connector>
        <draw:connector draw:style-name="gr1" draw:text-style-name="P12" draw:layer="layout" draw:type="line" svg:x1="7.59cm" svg:y1="10.538cm" svg:x2="7.59cm" svg:y2="12.783cm" draw:start-shape="id40" draw:start-glue-point="6" draw:end-shape="id41" draw:end-glue-point="4" svg:d="m7590 10538v2245">
          <text:p/>
        </draw:connector>
        <draw:connector draw:style-name="gr1" draw:text-style-name="P12" draw:layer="layout" draw:type="lines" svg:x1="7.59cm" svg:y1="4.005cm" svg:x2="7.59cm" svg:y2="5.563cm" draw:start-shape="id42" draw:start-glue-point="6" draw:end-shape="id39" draw:end-glue-point="4" svg:d="m7590 4005v502 366 690">
          <text:p/>
        </draw:connector>
        <draw:custom-shape draw:style-name="gr5" draw:text-style-name="P16" draw:id="id39" draw:layer="layout" svg:width="3.175cm" svg:height="1.905cm" svg:x="6.003cm" svg:y="5.375cm">
          <text:p text:style-name="P2"><text:span text:style-name="T1">User selects a sit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16" draw:id="id40" draw:layer="layout" svg:width="3.175cm" svg:height="1.905cm" svg:x="6.003cm" svg:y="8.785cm">
          <draw:glue-point draw:id="8" svg:x="5.001cm" svg:y="-1.664cm"/>
          <draw:glue-point draw:id="9" svg:x="5.001cm" svg:y="1.669cm"/>
          <text:p text:style-name="P2"><text:span text:style-name="T1">User adds a container typ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6" draw:layer="layout" draw:line-skew="-0.691cm" svg:x1="6.003cm" svg:y1="3.369cm" svg:x2="6.003cm" svg:y2="9.737cm" draw:start-shape="id42" draw:start-glue-point="5" draw:end-shape="id40" draw:end-glue-point="5" svg:d="m6003 3369h-1193v6368h1193">
          <text:p/>
        </draw:connector>
        <draw:custom-shape draw:style-name="gr5" draw:text-style-name="P6" draw:id="id42" draw:layer="layout" svg:width="3.175cm" svg:height="1.27cm" svg:x="6.003cm" svg:y="2.735cm">
          <text:p text:style-name="P2"><text:span text:style-name="T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6" draw:layer="layout" svg:x1="7.59cm" svg:y1="14.348cm" svg:x2="7.589cm" svg:y2="16.051cm" draw:start-shape="id41" draw:start-glue-point="6" draw:end-shape="id43" draw:end-glue-point="4" svg:d="m7590 14348v928h-1v775">
          <text:p/>
        </draw:connector>
        <draw:custom-shape draw:style-name="gr5" draw:text-style-name="P16" draw:id="id41" draw:layer="layout" svg:width="3.175cm" svg:height="1.905cm" svg:x="6.003cm" svg:y="12.595cm">
          <text:p text:style-name="P2"><text:span text:style-name="T1">User enters container type informatio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7" draw:text-style-name="P10" draw:layer="layout" svg:x1="7.589cm" svg:y1="19.339cm" svg:x2="21.002cm" svg:y2="18.648cm" draw:start-shape="id43" draw:start-glue-point="6" draw:end-shape="id44" draw:end-glue-point="2" svg:d="m7589 19339v502h13413v-1193">
          <text:p text:style-name="P2"><text:span text:style-name="T3">Child Containers</text:span></text:p>
        </draw:connector>
        <draw:custom-shape draw:style-name="gr5" draw:text-style-name="P16" draw:id="id44" draw:layer="layout" svg:width="3.175cm" svg:height="1.905cm" svg:x="19.415cm" svg:y="16.743cm">
          <text:p text:style-name="P2"><text:span text:style-name="T1">User selects child container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16" draw:id="id45" draw:layer="layout" svg:width="3.175cm" svg:height="1.905cm" svg:x="13.7cm" svg:y="16.743cm">
          <text:p text:style-name="P2"><text:span text:style-name="T1">User selects child sample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7" draw:text-style-name="P10" draw:layer="layout" svg:x1="10.615cm" svg:y1="17.694cm" svg:x2="13.7cm" svg:y2="17.695cm" draw:start-shape="id43" draw:start-glue-point="7" draw:end-shape="id45" draw:end-glue-point="5" svg:d="m10615 17694h1543v1h1542">
          <text:p text:style-name="P2"><text:span text:style-name="T3">Samples</text:span></text:p>
        </draw:connector>
        <draw:custom-shape draw:style-name="gr20" draw:text-style-name="P15" draw:id="id46" draw:layer="layout" svg:width="5.08cm" svg:height="0.412cm" svg:x="16.24cm" svg:y="11.826cm">
          <text:p text:style-name="P2"><text:span text:style-name="T3">Container has a neighbou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6" draw:layer="layout" svg:x1="15.287cm" svg:y1="16.931cm" svg:x2="18.779cm" svg:y2="12.855cm" draw:start-shape="id45" draw:start-glue-point="4" draw:end-shape="id46" draw:end-glue-point="6" svg:d="m15287 16931v-2132h3492v-1944">
          <text:p/>
        </draw:connector>
        <draw:connector draw:style-name="gr6" draw:text-style-name="P6" draw:layer="layout" svg:x1="21.002cm" svg:y1="16.931cm" svg:x2="18.779cm" svg:y2="12.855cm" draw:start-shape="id44" draw:start-glue-point="4" draw:end-shape="id46" draw:end-glue-point="6" svg:d="m21002 16931v-2132h-2223v-1944">
          <text:p/>
        </draw:connector>
        <draw:connector draw:style-name="gr7" draw:text-style-name="P10" draw:layer="layout" svg:x1="16.24cm" svg:y1="12.032cm" svg:x2="9.177cm" svg:y2="10.054cm" draw:start-shape="id46" draw:start-glue-point="5" draw:end-shape="id40" draw:end-glue-point="9" svg:d="m16240 12032h-3531v-1978h-3532">
          <text:p text:style-name="P2"><text:span text:style-name="T3">YES</text:span></text:p>
        </draw:connector>
        <draw:custom-shape draw:style-name="gr21" draw:text-style-name="P15" draw:id="id47" draw:layer="layout" svg:width="5.08cm" svg:height="0.412cm" svg:x="16.24cm" svg:y="6.813cm">
          <text:p text:style-name="P2"><text:span text:style-name="T3">Container has a paren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10" draw:layer="layout" svg:x1="18.78cm" svg:y1="11.21cm" svg:x2="18.779cm" svg:y2="7.842cm" draw:start-shape="id46" draw:end-shape="id47" draw:end-glue-point="6" svg:d="m18780 11210v-1684h-1v-1684">
          <text:p text:style-name="P2"><text:span text:style-name="T3">NO</text:span></text:p>
        </draw:connector>
        <draw:connector draw:style-name="gr7" draw:text-style-name="P10" draw:layer="layout" svg:x1="16.24cm" svg:y1="7.019cm" svg:x2="9.177cm" svg:y2="9.421cm" draw:start-shape="id47" draw:start-glue-point="5" draw:end-shape="id40" draw:end-glue-point="8" svg:d="m16240 7019h-3531v2402h-3532">
          <text:p text:style-name="P2"><text:span text:style-name="T3">YES</text:span></text:p>
        </draw:connector>
        <draw:custom-shape draw:style-name="gr5" draw:text-style-name="P6" draw:id="id48" draw:layer="layout" svg:width="3.81cm" svg:height="1.27cm" svg:x="16.875cm" svg:y="3.175cm">
          <text:p text:style-name="P2"><text:span text:style-name="T3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0" draw:layer="layout" svg:x1="18.779cm" svg:y1="6.197cm" svg:x2="18.779cm" svg:y2="4.445cm" draw:start-shape="id47" draw:start-glue-point="4" draw:end-shape="id48" draw:end-glue-point="6" svg:d="m18779 6197v-1752">
          <text:p text:style-name="P2"><text:span text:style-name="T3">NO</text:span></text:p>
        </draw:connector>
      </draw:page>
      <draw:page draw:name="page5" draw:style-name="dp1" draw:master-page-name="Default">
        <office:forms form:automatic-focus="false" form:apply-design-mode="false"/>
        <draw:frame draw:style-name="gr18" draw:text-style-name="P14" draw:layer="layout" svg:width="5.08cm" svg:height="0.987cm" svg:x="11.16cm" svg:y="1cm">
          <draw:text-box>
            <text:p text:style-name="P6"><text:span text:style-name="T2">Container</text:span></text:p>
          </draw:text-box>
        </draw:frame>
        <draw:custom-shape draw:style-name="gr22" draw:text-style-name="P15" draw:id="id53" draw:layer="layout" svg:width="5.159cm" svg:height="0.823cm" svg:x="6.636cm" svg:y="16.838cm">
          <text:p text:style-name="P2"><text:span text:style-name="T3">Container has undefined child container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2" draw:layer="layout" draw:type="line" svg:x1="9.238cm" svg:y1="7.513cm" svg:x2="9.238cm" svg:y2="9.206cm" draw:start-shape="id49" draw:start-glue-point="2" draw:end-shape="id50" draw:end-glue-point="4" svg:d="m9238 7513v1693">
          <text:p/>
        </draw:connector>
        <draw:connector draw:style-name="gr1" draw:text-style-name="P12" draw:layer="layout" draw:type="line" svg:x1="9.238cm" svg:y1="10.771cm" svg:x2="9.238cm" svg:y2="13.016cm" draw:start-shape="id50" draw:start-glue-point="6" draw:end-shape="id51" draw:end-glue-point="4" svg:d="m9238 10771v2245">
          <text:p/>
        </draw:connector>
        <draw:connector draw:style-name="gr1" draw:text-style-name="P12" draw:layer="layout" draw:type="lines" svg:x1="9.238cm" svg:y1="4.238cm" svg:x2="9.238cm" svg:y2="5.796cm" draw:start-shape="id52" draw:start-glue-point="6" draw:end-shape="id49" draw:end-glue-point="4" svg:d="m9238 4238v502 366 690">
          <text:p/>
        </draw:connector>
        <draw:custom-shape draw:style-name="gr5" draw:text-style-name="P16" draw:id="id49" draw:layer="layout" svg:width="3.175cm" svg:height="1.905cm" svg:x="7.651cm" svg:y="5.608cm">
          <text:p text:style-name="P2"><text:span text:style-name="T1">User selects a sit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16" draw:id="id50" draw:layer="layout" svg:width="3.175cm" svg:height="1.905cm" svg:x="7.651cm" svg:y="9.018cm">
          <draw:glue-point draw:id="8" svg:x="5.001cm" svg:y="-1.664cm"/>
          <draw:glue-point draw:id="9" svg:x="5.001cm" svg:y="1.669cm"/>
          <text:p text:style-name="P2"><text:span text:style-name="T1">User selects a top level contain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6" draw:layer="layout" draw:line-skew="-1.069cm" svg:x1="7.651cm" svg:y1="3.602cm" svg:x2="7.651cm" svg:y2="9.97cm" draw:start-shape="id52" draw:start-glue-point="5" draw:end-shape="id50" draw:end-glue-point="5" svg:d="m7651 3602h-1571v6368h1571">
          <text:p/>
        </draw:connector>
        <draw:custom-shape draw:style-name="gr5" draw:text-style-name="P17" draw:id="id52" draw:layer="layout" svg:width="3.175cm" svg:height="1.27cm" svg:x="7.651cm" svg:y="2.968cm">
          <text:p text:style-name="P2"><text:span text:style-name="T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6" draw:layer="layout" svg:x1="9.238cm" svg:y1="14.581cm" svg:x2="9.215cm" svg:y2="15.606cm" draw:start-shape="id51" draw:start-glue-point="6" draw:end-shape="id53" draw:end-glue-point="4" svg:d="m9238 14581v612h-23v413">
          <text:p/>
        </draw:connector>
        <draw:custom-shape draw:style-name="gr5" draw:text-style-name="P16" draw:id="id51" draw:layer="layout" svg:width="3.175cm" svg:height="1.905cm" svg:x="7.651cm" svg:y="12.828cm">
          <text:p text:style-name="P2"><text:span text:style-name="T1">User enters container information and container typ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7" draw:text-style-name="P10" draw:layer="layout" svg:x1="6.636cm" svg:y1="17.249cm" svg:x2="4.81cm" svg:y2="17.25cm" draw:start-shape="id53" draw:start-glue-point="5" draw:end-shape="id54" svg:d="m6636 17249h-913v1h-913">
          <text:p text:style-name="P2"><text:span text:style-name="T3">YES</text:span></text:p>
        </draw:connector>
        <draw:connector draw:style-name="gr3" draw:text-style-name="P10" draw:layer="layout" svg:x1="11.795cm" svg:y1="17.249cm" svg:x2="16.474cm" svg:y2="10.978cm" draw:start-shape="id53" draw:start-glue-point="7" draw:end-shape="id55" draw:end-glue-point="6" svg:d="m11795 17249h4679v-6271">
          <text:p/>
        </draw:connector>
        <draw:custom-shape draw:style-name="gr23" draw:text-style-name="P15" draw:id="id55" draw:layer="layout" svg:width="5.08cm" svg:height="0.412cm" svg:x="13.935cm" svg:y="9.949cm">
          <text:p text:style-name="P2"><text:span text:style-name="T3">Container has a neighbou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10" draw:layer="layout" svg:x1="16.475cm" svg:y1="9.333cm" svg:x2="16.475cm" svg:y2="7.198cm" draw:start-shape="id55" draw:end-shape="id56" draw:end-glue-point="6" svg:d="m16475 9333v-2135">
          <text:p text:style-name="P2"><text:span text:style-name="T3">YES</text:span></text:p>
        </draw:connector>
        <draw:custom-shape draw:style-name="gr5" draw:text-style-name="P17" draw:id="id59" draw:layer="layout" svg:width="3.81cm" svg:height="1.27cm" svg:x="21.415cm" svg:y="4.81cm">
          <text:p text:style-name="P2"><text:span text:style-name="T3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6" draw:id="id54" draw:layer="layout" svg:width="3.31cm" svg:height="1.905cm" svg:x="1.5cm" svg:y="16.298cm">
          <text:p text:style-name="P2"><text:span text:style-name="T1">User chooses to bulk add or add single child contain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6" draw:layer="layout" svg:x1="3.154cm" svg:y1="16.486cm" svg:x2="7.651cm" svg:y2="13.78cm" draw:start-shape="id54" draw:start-glue-point="4" draw:end-shape="id51" draw:end-glue-point="5" svg:d="m3154 16486v-2706h4497">
          <text:p/>
        </draw:connector>
        <draw:custom-shape draw:style-name="gr24" draw:text-style-name="P15" draw:id="id57" draw:layer="layout" svg:width="5.08cm" svg:height="0.412cm" svg:x="20.78cm" svg:y="9.959cm">
          <text:p text:style-name="P2"><text:span text:style-name="T3">Container has a paren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10" draw:layer="layout" svg:x1="19.015cm" svg:y1="10.155cm" svg:x2="20.78cm" svg:y2="10.165cm" draw:start-shape="id55" draw:start-glue-point="7" draw:end-shape="id57" draw:end-glue-point="5" svg:d="m19015 10155h883v10h882">
          <text:p text:style-name="P2"><text:span text:style-name="T3">NO</text:span></text:p>
        </draw:connector>
        <draw:custom-shape draw:style-name="gr5" draw:text-style-name="P16" draw:id="id58" draw:layer="layout" svg:width="3.175cm" svg:height="1.905cm" svg:x="21.733cm" svg:y="13.775cm">
          <text:p text:style-name="P2"><text:span text:style-name="T1">User selects parent contain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7" draw:text-style-name="P10" draw:layer="layout" svg:x1="23.319cm" svg:y1="10.988cm" svg:x2="23.32cm" svg:y2="13.963cm" draw:start-shape="id57" draw:start-glue-point="6" draw:end-shape="id58" draw:end-glue-point="4" svg:d="m23319 10988v1393h1v1582">
          <text:p text:style-name="P2"><text:span text:style-name="T3">YES</text:span></text:p>
        </draw:connector>
        <draw:connector draw:style-name="gr6" draw:text-style-name="P6" draw:layer="layout" draw:line-skew="0.654cm" svg:x1="23.32cm" svg:y1="15.68cm" svg:x2="9.215cm" svg:y2="18.894cm" draw:start-shape="id58" draw:start-glue-point="2" draw:end-shape="id53" draw:end-glue-point="6" svg:d="m23320 15680v4370h-14105v-1156">
          <text:p/>
        </draw:connector>
        <draw:connector draw:style-name="gr7" draw:text-style-name="P10" draw:layer="layout" svg:x1="23.319cm" svg:y1="9.343cm" svg:x2="23.319cm" svg:y2="6.08cm" draw:start-shape="id57" draw:start-glue-point="4" draw:end-shape="id59" draw:end-glue-point="6" svg:d="m23319 9343v-3263">
          <text:p text:style-name="P2"><text:span text:style-name="T3">NO</text:span></text:p>
        </draw:connector>
        <draw:frame draw:style-name="gr4" draw:text-style-name="P18" draw:layer="layout" svg:width="0.54cm" svg:height="0.412cm" svg:x="15.606cm" svg:y="16.45cm">
          <draw:text-box>
            <text:p><text:span text:style-name="T4">NO</text:span></text:p>
          </draw:text-box>
        </draw:frame>
        <draw:custom-shape draw:style-name="gr5" draw:text-style-name="P16" draw:id="id56" draw:layer="layout" svg:width="3.175cm" svg:height="1.905cm" svg:x="14.888cm" svg:y="5.445cm">
          <text:p text:style-name="P2"><text:span text:style-name="T1">User selects neighbouring contain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standard" draw:layer="layout" svg:x1="14.888cm" svg:y1="6.397cm" svg:x2="10.826cm" svg:y2="13.78cm" draw:start-shape="id56" draw:start-glue-point="5" draw:end-shape="id51" draw:end-glue-point="7" svg:d="m14888 6397h-2031v7383h-2031">
          <text:p/>
        </draw:connector>
      </draw:page>
      <draw:page draw:name="page6" draw:style-name="dp1" draw:master-page-name="Default">
        <office:forms form:automatic-focus="false" form:apply-design-mode="false"/>
        <draw:custom-shape draw:style-name="gr25" draw:text-style-name="P16" draw:id="id63" draw:layer="layout" svg:width="4.445cm" svg:height="0.412cm" svg:x="10.72cm" svg:y="15.12cm">
          <text:p text:style-name="P2"><text:span text:style-name="T1">More patients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svg:x1="12.942cm" svg:y1="6.696cm" svg:x2="12.942cm" svg:y2="8.218cm" draw:start-shape="id60" draw:start-glue-point="6" draw:end-shape="id61" draw:end-glue-point="4" svg:d="m12942 6696v1522">
          <text:p/>
        </draw:connector>
        <draw:connector draw:style-name="gr1" draw:text-style-name="P1" draw:layer="layout" draw:type="line" svg:x1="12.942cm" svg:y1="9.935cm" svg:x2="12.942cm" svg:y2="11.403cm" draw:start-shape="id61" draw:start-glue-point="2" draw:end-shape="id62" draw:end-glue-point="4" svg:d="m12942 9935v1468">
          <text:p/>
        </draw:connector>
        <draw:connector draw:style-name="gr1" draw:text-style-name="P1" draw:layer="layout" svg:x1="12.942cm" svg:y1="13.046cm" svg:x2="12.942cm" svg:y2="14.504cm" draw:start-shape="id62" draw:start-glue-point="6" draw:end-shape="id63" draw:end-glue-point="4" svg:d="m12942 13046v1458">
          <text:p/>
        </draw:connector>
        <draw:connector draw:style-name="gr12" draw:text-style-name="P4" draw:layer="layout" svg:x1="15.165cm" svg:y1="15.326cm" svg:x2="15.739cm" svg:y2="12.204cm" draw:start-shape="id63" draw:end-shape="id62" draw:end-glue-point="7" svg:d="m15165 15326h1075v-3122h-501">
          <text:p text:style-name="P2"><text:span text:style-name="T1">YES</text:span></text:p>
        </draw:connector>
        <draw:connector draw:style-name="gr1" draw:text-style-name="P7" draw:layer="layout" draw:type="line" svg:x1="12.942cm" svg:y1="4.02cm" svg:x2="12.942cm" svg:y2="5.053cm" draw:start-shape="id64" draw:start-glue-point="6" draw:end-shape="id60" draw:end-glue-point="4" svg:d="m12942 4020v1033">
          <text:p/>
        </draw:connector>
        <draw:frame draw:style-name="gr4" draw:text-style-name="P5" draw:layer="layout" svg:width="7.427cm" svg:height="0.987cm" svg:x="8.62cm" svg:y="0.648cm">
          <draw:text-box>
            <text:p><text:span text:style-name="T2">Shipment Entry</text:span></text:p>
          </draw:text-box>
        </draw:frame>
        <draw:custom-shape draw:style-name="gr5" draw:text-style-name="P17" draw:id="id60" draw:layer="layout" svg:width="5.593cm" svg:height="2cm" svg:x="10.146cm" svg:y="4.855cm">
          <text:p text:style-name="P2"><text:span text:style-name="T1">User switches to shipment view and enters waybill number to create a new shipmen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17" draw:id="id61" draw:layer="layout" svg:width="5.593cm" svg:height="1.905cm" svg:x="10.146cm" svg:y="8.03cm">
          <text:p text:style-name="P2"><text:span text:style-name="T1">User enters shipping company, box number, clinic, date received, date shipped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17" draw:id="id62" draw:layer="layout" svg:width="5.593cm" svg:height="2cm" svg:x="10.146cm" svg:y="11.205cm">
          <text:p text:style-name="P2"><text:span text:style-name="T1">User enters patient numb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17" draw:id="id64" draw:layer="layout" svg:width="3.927cm" svg:height="1.27cm" svg:x="10.979cm" svg:y="2.75cm">
          <text:p text:style-name="P2"><text:span text:style-name="T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7" draw:id="id65" draw:layer="layout" svg:width="5.08cm" svg:height="1.765cm" svg:x="10.402cm" svg:y="17.65cm">
          <text:p text:style-name="P2"><text:span text:style-name="T1">Shipment sav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4" draw:layer="layout" svg:x1="12.942cm" svg:y1="16.149cm" svg:x2="12.941cm" svg:y2="17.65cm" draw:start-shape="id63" draw:start-glue-point="6" draw:end-shape="id65" draw:end-glue-point="4" svg:d="m12942 16149v750h-1v751">
          <text:p text:style-name="P2"><text:span text:style-name="T1">NO</text:span></text:p>
        </draw:connector>
      </draw:page>
      <draw:page draw:name="page7" draw:style-name="dp1" draw:master-page-name="Default">
        <office:forms form:automatic-focus="false" form:apply-design-mode="false"/>
        <draw:connector draw:style-name="gr1" draw:text-style-name="P1" draw:layer="layout" svg:x1="8.147cm" svg:y1="8.233cm" svg:x2="8.147cm" svg:y2="10.478cm" draw:start-shape="id66" draw:start-glue-point="6" draw:end-shape="id67" draw:end-glue-point="4" svg:d="m8147 8233v2245">
          <text:p/>
        </draw:connector>
        <draw:connector draw:style-name="gr1" draw:text-style-name="P1" draw:layer="layout" draw:type="line" svg:x1="17.944cm" svg:y1="14.83cm" svg:x2="17.943cm" svg:y2="16.64cm" draw:start-shape="id68" draw:start-glue-point="2" draw:end-shape="id69" draw:end-glue-point="4" svg:d="m17944 14830-1 1810">
          <text:p/>
        </draw:connector>
        <draw:connector draw:style-name="gr1" draw:text-style-name="P1" draw:layer="layout" svg:x1="10.944cm" svg:y1="15.287cm" svg:x2="17.944cm" svg:y2="4.741cm" draw:start-shape="id70" draw:start-glue-point="7" draw:end-shape="id71" draw:end-glue-point="4" svg:d="m10944 15287h2102v-11309h4898v763">
          <text:p/>
        </draw:connector>
        <draw:connector draw:style-name="gr1" draw:text-style-name="P7" draw:layer="layout" draw:type="line" svg:x1="8.147cm" svg:y1="4.575cm" svg:x2="8.147cm" svg:y2="6.668cm" draw:start-shape="id72" draw:start-glue-point="6" draw:end-shape="id66" draw:end-glue-point="4" svg:d="m8147 4575v2093">
          <text:p/>
        </draw:connector>
        <draw:frame draw:style-name="gr4" draw:text-style-name="P5" draw:layer="layout" svg:width="8.74cm" svg:height="0.987cm" svg:x="8.62cm" svg:y="1.001cm">
          <draw:text-box>
            <text:p><text:span text:style-name="T2">Patient Visit Entry</text:span></text:p>
          </draw:text-box>
        </draw:frame>
        <draw:custom-shape draw:style-name="gr5" draw:text-style-name="P17" draw:id="id66" draw:layer="layout" svg:width="5.593cm" svg:height="1.905cm" svg:x="5.351cm" svg:y="6.48cm">
          <text:p text:style-name="P2"><text:span text:style-name="T1">User switches to patient view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17" draw:id="id67" draw:layer="layout" svg:width="5.593cm" svg:height="1.905cm" svg:x="5.351cm" svg:y="10.29cm">
          <text:p text:style-name="P2"><text:span text:style-name="T1">User enters patient number and selects option to add patient visi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17" draw:id="id68" draw:layer="layout" svg:width="5.593cm" svg:height="2.4cm" svg:x="15.148cm" svg:y="12.43cm">
          <text:p text:style-name="P2"><text:span text:style-name="T1">User enters date processed and other information (as defined by study)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17" draw:id="id72" draw:layer="layout" svg:width="3.927cm" svg:height="1.27cm" svg:x="6.184cm" svg:y="3.305cm">
          <text:p text:style-name="P2"><text:span text:style-name="T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7" draw:id="id69" draw:layer="layout" svg:width="5.08cm" svg:height="1.765cm" svg:x="15.404cm" svg:y="16.64cm">
          <text:p text:style-name="P2"><text:span text:style-name="T1">Shipment sav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7" draw:id="id71" draw:layer="layout" svg:width="5.593cm" svg:height="2.635cm" svg:x="15.148cm" svg:y="4.48cm">
          <text:p text:style-name="P2"><text:span text:style-name="T1">For each source tube, user enters the tube type and the date draw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6" draw:text-style-name="P16" draw:id="id73" draw:layer="layout" svg:width="4.445cm" svg:height="0.412cm" svg:x="15.722cm" svg:y="9.364cm">
          <text:p text:style-name="P2"><text:span text:style-name="T1">More source tubes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svg:x1="17.944cm" svg:y1="7.115cm" svg:x2="17.944cm" svg:y2="8.748cm" draw:start-shape="id71" draw:end-shape="id73" draw:end-glue-point="4" svg:d="m17944 7115v1633">
          <text:p/>
        </draw:connector>
        <draw:connector draw:style-name="gr12" draw:text-style-name="P4" draw:layer="layout" svg:x1="20.167cm" svg:y1="9.57cm" svg:x2="20.741cm" svg:y2="5.797cm" draw:start-shape="id73" draw:end-shape="id71" draw:end-glue-point="7" svg:d="m20167 9570h1075v-3773h-501">
          <text:p text:style-name="P2"><text:span text:style-name="T1">YES</text:span></text:p>
        </draw:connector>
        <draw:connector draw:style-name="gr7" draw:text-style-name="P4" draw:layer="layout" svg:x1="17.944cm" svg:y1="10.393cm" svg:x2="17.944cm" svg:y2="12.667cm" draw:start-shape="id73" draw:start-glue-point="6" draw:end-shape="id68" draw:end-glue-point="4" svg:d="m17944 10393v2274">
          <text:p text:style-name="P2"><text:span text:style-name="T1">NO</text:span></text:p>
        </draw:connector>
        <draw:custom-shape draw:style-name="gr5" draw:text-style-name="P17" draw:id="id70" draw:layer="layout" svg:width="5.593cm" svg:height="1.905cm" svg:x="5.351cm" svg:y="14.335cm">
          <text:p text:style-name="P2"><text:span text:style-name="T1">User selects the shipment the visit is derived from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8.147cm" svg:y1="12.195cm" svg:x2="8.147cm" svg:y2="14.523cm" draw:start-shape="id67" draw:start-glue-point="2" draw:end-shape="id70" draw:end-glue-point="4" svg:d="m8147 12195v23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layer="backgroundobjects" svg:width="23.345cm" svg:height="1.025cm" svg:x="2.297cm" svg:y="1.781cm">
        <draw:text-box>
          <text:p/>
        </draw:text-box>
      </draw:frame>
      <draw:frame draw:style-name="Mgr1" draw:layer="backgroundobjects" svg:width="23.345cm" svg:height="1.025cm" svg:x="2.297cm" svg:y="5.584cm">
        <draw:text-box>
          <text:p/>
        </draw:text-box>
      </draw:frame>
      <draw:frame draw:style-name="Mgr1" draw:layer="backgroundobjects" svg:width="23.345cm" svg:height="1.025cm" svg:x="2.297cm" svg:y="1.781cm">
        <draw:text-box>
          <text:p/>
        </draw:text-box>
      </draw:frame>
      <draw:frame draw:style-name="Mgr1" draw:layer="backgroundobjects" svg:width="23.345cm" svg:height="1.025cm" svg:x="2.297cm" svg:y="5.584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Delphine Degris-Dard</meta:initial-creator>
    <meta:creation-date>2009-08-28T15:15:21</meta:creation-date>
    <dc:date>2009-11-30T13:13:58</dc:date>
    <meta:editing-cycles>49</meta:editing-cycles>
    <meta:editing-duration>PT07H37M52S</meta:editing-duration>
    <dc:creator>loyola </dc:creator>
    <meta:printed-by>loyola </meta:printed-by>
    <meta:print-date>2009-11-27T15:33:31</meta:print-date>
    <meta:document-statistic meta:object-count="173"/>
    <meta:user-defined meta:name="Info 1"/>
    <meta:user-defined meta:name="Info 2"/>
    <meta:user-defined meta:name="Info 3"/>
    <meta:user-defined meta:name="Info 4"/>
  </office:meta>
</office:document-meta>
</file>